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ARQUI CAXI, LUZMI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090211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ARQUI CAXI, LUZMI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090211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922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5/06/2021</text:span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5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7 - Trans. Aer. Caja Pollo Criollo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CRIOLLOS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4T22:45:54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